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EC8DF1C536BE9B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6600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draw:stroke="solid" draw:stroke-dash="Ultrafine_20_Dashed" svg:stroke-width="0.159cm" svg:stroke-color="#009999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4" style:family="graphic" style:parent-style-name="objectwithoutfill">
      <style:graphic-properties svg:stroke-width="0.106cm" svg:stroke-color="#ff3333" draw:marker-start="Arrow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1.245cm" fo:margin-right="0cm" fo:text-align="start" fo:text-indent="0.356cm"/>
    </style:style>
    <style:style style:name="P3" style:family="paragraph">
      <loext:graphic-properties draw:fill="none"/>
      <style:paragraph-properties fo:margin-left="2.489cm" fo:margin-right="0cm" fo:text-align="center" fo:text-indent="0.356cm"/>
    </style:style>
    <style:style style:name="P4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5" style:family="paragraph">
      <loext:graphic-properties draw:fill-color="#ff0000"/>
      <style:paragraph-properties fo:text-align="center"/>
    </style:style>
    <style:style style:name="T1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EC8DF1C536BE9B3E.png" xlink:type="simple" xlink:show="embed" xlink:actuate="onLoad">
            <text:p/>
          </draw:image>
        </draw:frame>
        <draw:path draw:style-name="gr2" draw:text-style-name="P1" draw:layer="layout" svg:width="11.966cm" svg:height="10.65cm" draw:transform="skewX (0.0495673507566389) rotate (-1.12957709189073) translate (12.0043460131534cm -5.78330586930817cm)" svg:viewBox="0 0 11967 10651" svg:d="M0 9815l9205 817c1749 142 2264-561 2588-1138 542-962-224-2401-1704-3943-2286-2659-5500-4856-6081-5551">
          <text:p/>
        </draw:path>
        <draw:polyline draw:style-name="gr3" draw:text-style-name="P1" draw:layer="layout" svg:width="29.311cm" svg:height="0.049cm" draw:transform="rotate (0.641408500107916) translate (-1.27cm 16.129cm)" svg:viewBox="0 0 29312 50" draw:points="0,0 12801,50 29312,15">
          <text:p/>
        </draw:polyline>
        <draw:line draw:style-name="gr4" draw:text-style-name="P3" draw:layer="layout" svg:x1="10.795cm" svg:y1="10.414cm" svg:x2="10.795cm" svg:y2="7.239cm">
          <text:p text:style-name="P2"><text:s text:c="3"/></text:p>
        </draw:line>
        <draw:line draw:style-name="gr4" draw:text-style-name="P3" draw:layer="layout" svg:x1="10.668cm" svg:y1="10.541cm" svg:x2="6.477cm" svg:y2="10.541cm">
          <text:p text:style-name="P2"><text:s text:c="3"/></text:p>
        </draw:line>
        <draw:frame draw:style-name="gr5" draw:text-style-name="P4" draw:layer="layout" svg:width="1.397cm" svg:height="1.016cm" svg:x="10.922cm" svg:y="8.636cm">
          <draw:text-box>
            <text:p><text:span text:style-name="T1">Δy</text:span></text:p>
          </draw:text-box>
        </draw:frame>
        <draw:frame draw:style-name="gr5" draw:text-style-name="P4" draw:layer="layout" svg:width="1.397cm" svg:height="1.016cm" svg:x="8.001cm" svg:y="10.668cm">
          <draw:text-box>
            <text:p><text:span text:style-name="T1">Δx</text:span></text:p>
          </draw:text-box>
        </draw:frame>
        <draw:custom-shape draw:style-name="gr6" draw:text-style-name="P5" draw:layer="layout" svg:width="0.254cm" svg:height="0.254cm" svg:x="9.39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21T11:32:36.363042041</dc:date>
    <meta:editing-duration>PT17M9S</meta:editing-duration>
    <meta:editing-cycles>4</meta:editing-cycles>
    <meta:generator>LibreOffice/5.1.6.2$Linux_X86_64 LibreOffice_project/10m0$Build-2</meta:generator>
    <meta:document-statistic meta:object-count="8"/>
  </office:meta>
</office:document-meta>
</file>